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text-underline-style="none" fo:font-weight="bold" officeooo:rsid="00163079" officeooo:paragraph-rsid="00174147" style:font-weight-asian="bold" style:font-weight-complex="bold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74147"/>
    </style:style>
    <style:style style:name="P3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63079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89e9f"/>
    </style:style>
    <style:style style:name="P5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6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officeooo:rsid="00189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信号</text:h>
      <text:h text:style-name="P6" text:outline-level="4">signal</text:h>
      <text:p text:style-name="P1">原型</text:p>
      <text:p text:style-name="P2">#include &lt;signal.h&gt;</text:p>
      <text:p text:style-name="P3">typedef void (*sighandler_t)(int);</text:p>
      <text:p text:style-name="P4"><text:span text:style-name="T1">sighandler_t signal(int signum, sighandler_t handler);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1:55:55</dc:date>
    <dc:creator>Kevin </dc:creator>
    <meta:editing-duration>PT7M38S</meta:editing-duration>
    <meta:editing-cycles>7</meta:editing-cycles>
    <meta:generator>LibreOffice/4.0.2.2$Linux_x86 LibreOffice_project/400m0$Build-2</meta:generator>
    <meta:document-statistic meta:table-count="0" meta:image-count="0" meta:object-count="0" meta:page-count="1" meta:paragraph-count="6" meta:word-count="15" meta:character-count="118" meta:non-whitespace-character-count="110"/>
  </office:meta>
</office:document-meta>
</file>